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26.svm" manifest:media-type=""/>
  <manifest:file-entry manifest:full-path="Pictures/TablePreview25.svm" manifest:media-type=""/>
  <manifest:file-entry manifest:full-path="Pictures/TablePreview24.svm" manifest:media-type=""/>
  <manifest:file-entry manifest:full-path="Pictures/TablePreview23.svm" manifest:media-type=""/>
  <manifest:file-entry manifest:full-path="Pictures/TablePreview22.svm" manifest:media-type=""/>
  <manifest:file-entry manifest:full-path="Pictures/TablePreview21.svm" manifest:media-type=""/>
  <manifest:file-entry manifest:full-path="Pictures/TablePreview20.svm" manifest:media-type=""/>
  <manifest:file-entry manifest:full-path="Pictures/TablePreview19.svm" manifest:media-type=""/>
  <manifest:file-entry manifest:full-path="Pictures/TablePreview18.svm" manifest:media-type=""/>
  <manifest:file-entry manifest:full-path="Pictures/TablePreview17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13.svm" manifest:media-type=""/>
  <manifest:file-entry manifest:full-path="Pictures/TablePreview14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Slab" svg:font-family="'Roboto Slab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81cm" svg:stroke-color="#00888a" draw:marker-start-width="0.321cm" draw:marker-end-width="0.321cm" draw:fill-color="#ffffff" draw:textarea-horizontal-align="justify" draw:textarea-vertical-align="middle" draw:auto-grow-height="false" fo:min-height="0.035cm" fo:min-width="0.483cm" fo:padding-top="0.165cm" fo:padding-bottom="0.165cm" fo:padding-left="0.29cm" fo:padding-right="0.29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3.923cm" style:use-optimal-column-width="false"/>
    </style:style>
    <style:style style:name="co2" style:family="table-column">
      <style:table-column-properties style:column-width="3.927cm" style:use-optimal-column-width="false"/>
    </style:style>
    <style:style style:name="co3" style:family="table-column">
      <style:table-column-properties style:column-width="3.931cm" style:use-optimal-column-width="false"/>
    </style:style>
    <style:style style:name="ro1" style:family="table-row">
      <style:table-row-properties style:row-height="0.794cm"/>
    </style:style>
    <style:style style:name="ro2" style:family="table-row">
      <style:table-row-properties style:row-height="1.719cm"/>
    </style:style>
    <style:style style:name="ro3" style:family="table-row">
      <style:table-row-properties style:row-height="2.566cm"/>
    </style:style>
    <style:style style:name="ro4" style:family="table-row">
      <style:table-row-properties style:row-height="0.795cm"/>
    </style:style>
    <style:style style:name="ro5" style:family="table-row">
      <style:table-row-properties style:row-height="1.722cm"/>
    </style:style>
    <style:style style:name="ro6" style:family="table-row">
      <style:table-row-properties style:row-height="2.57cm"/>
    </style:style>
    <style:style style:name="ro7" style:family="table-row">
      <style:table-row-properties style:row-height="0.796cm"/>
    </style:style>
    <style:style style:name="ro8" style:family="table-row">
      <style:table-row-properties style:row-height="1.725cm"/>
    </style:style>
    <style:style style:name="ce1" style:family="table-cell">
      <loext:graphic-properties draw:fill-color="#00888a" draw:textarea-vertical-align="middle"/>
      <style:paragraph-properties fo:text-align="center"/>
      <style:text-properties fo:color="#ffffff" style:font-name="Roboto Slab" fo:font-size="11pt" fo:font-weight="bold" style:font-size-asian="11pt" style:font-weight-asian="bold" style:font-size-complex="11pt" style:font-weight-complex="bold"/>
    </style:style>
    <style:style style:name="ce2" style:family="table-cell">
      <loext:graphic-properties draw:fill-color="#bee3d3" draw:textarea-vertical-align="middle"/>
      <style:paragraph-properties fo:text-align="center"/>
      <style:text-properties fo:font-size="11pt" style:font-size-asian="11pt" style:font-size-complex="11pt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</style:style>
    <style:style style:name="T1" style:family="text">
      <style:text-properties fo:color="#ffffff" style:font-name="Roboto Slab"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3.922cm" svg:height="2.512cm" svg:x="1.065cm" svg:y="0.974cm">
          <table:table table:template-name="default" table:use-first-row-styles="true">
            <table:table-column table:style-name="co1"/>
            <table:table-row table:style-name="ro1">
              <table:table-cell table:style-name="ce1">
                <text:p text:style-name="P1"><text:span text:style-name="T1">Social Norms:</text:span></text:p>
              </table:table-cell>
            </table:table-row>
            <table:table-row table:style-name="ro2">
              <table:table-cell table:style-name="ce2">
                <text:p text:style-name="P1"><text:span text:style-name="T2">Increasingly disapprove of smoking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3.926cm" svg:height="2.565cm" svg:x="5.832cm" svg:y="0.974cm">
          <table:table table:template-name="default" table:use-first-row-styles="true">
            <table:table-column table:style-name="co2"/>
            <table:table-row table:style-name="ro3">
              <table:table-cell table:style-name="ce2">
                <text:p text:style-name="P1"><text:span text:style-name="T2">Fewer people smoke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3.926cm" svg:height="2.516cm" svg:x="10.604cm" svg:y="0.974cm">
          <table:table table:template-name="default" table:use-first-row-styles="true">
            <table:table-column table:style-name="co2"/>
            <table:table-row table:style-name="ro4">
              <table:table-cell table:style-name="ce1">
                <text:p text:style-name="P1"><text:span text:style-name="T1">Market:</text:span></text:p>
              </table:table-cell>
            </table:table-row>
            <table:table-row table:style-name="ro5">
              <table:table-cell table:style-name="ce2">
                <text:p text:style-name="P1"><text:span text:style-name="T2">Supply and demand cause higher price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3.93cm" svg:height="2.569cm" svg:x="15.37cm" svg:y="0.974cm">
          <table:table table:template-name="default" table:use-first-row-styles="true">
            <table:table-column table:style-name="co3"/>
            <table:table-row table:style-name="ro6">
              <table:table-cell table:style-name="ce2">
                <text:p text:style-name="P1"><text:span text:style-name="T2">More smokers quit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1" draw:text-style-name="P2" draw:layer="layout" svg:width="1.27cm" svg:height="1.143cm" svg:x="4.81cm" svg:y="1.889cm">
          <text:p/>
          <draw:enhanced-geometry svg:viewBox="0 0 21600 21600" draw:text-areas="0 ?f0 ?f5 ?f2" draw:type="right-arrow" draw:modifiers="10502.5963808025 7363.6363636363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1.27cm" svg:height="1.143cm" svg:x="9.602cm" svg:y="1.889cm">
          <text:p/>
          <draw:enhanced-geometry svg:viewBox="0 0 21600 21600" draw:text-areas="0 ?f0 ?f5 ?f2" draw:type="right-arrow" draw:modifiers="10502.5963808025 7363.6363636363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1.27cm" svg:height="1.143cm" svg:x="14.311cm" svg:y="1.889cm">
          <text:p/>
          <draw:enhanced-geometry svg:viewBox="0 0 21600 21600" draw:text-areas="0 ?f0 ?f5 ?f2" draw:type="right-arrow" draw:modifiers="10502.5963808025 7363.6363636363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3.922cm" svg:height="2.512cm" svg:x="1cm" svg:y="6.71cm">
          <table:table table:template-name="default" table:use-first-row-styles="true">
            <table:table-column table:style-name="co1"/>
            <table:table-row table:style-name="ro1">
              <table:table-cell table:style-name="ce1">
                <text:p text:style-name="P1"><text:span text:style-name="T1">Market:</text:span></text:p>
              </table:table-cell>
            </table:table-row>
            <table:table-row table:style-name="ro2">
              <table:table-cell table:style-name="ce2">
                <text:p text:style-name="P1"><text:span text:style-name="T2">Manufacturers lower prices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3.926cm" svg:height="2.565cm" svg:x="5.767cm" svg:y="6.71cm">
          <table:table table:template-name="default" table:use-first-row-styles="true">
            <table:table-column table:style-name="co2"/>
            <table:table-row table:style-name="ro3">
              <table:table-cell table:style-name="ce2">
                <text:p text:style-name="P1"><text:span text:style-name="T2">More people legally smoking in public places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3.926cm" svg:height="2.516cm" svg:x="10.663cm" svg:y="4.829cm">
          <table:table table:template-name="default" table:use-first-row-styles="true">
            <table:table-column table:style-name="co2"/>
            <table:table-row table:style-name="ro4">
              <table:table-cell table:style-name="ce1">
                <text:p text:style-name="P1"><text:span text:style-name="T1">Law:</text:span></text:p>
              </table:table-cell>
            </table:table-row>
            <table:table-row table:style-name="ro5">
              <table:table-cell table:style-name="ce2">
                <text:p text:style-name="P1"><text:span text:style-name="T2">Lawmakers may consider ban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3.93cm" svg:height="2.569cm" svg:x="15.424cm" svg:y="6.931cm">
          <table:table table:template-name="default" table:use-first-row-styles="true">
            <table:table-column table:style-name="co3"/>
            <table:table-row table:style-name="ro6">
              <table:table-cell table:style-name="ce2">
                <text:p text:style-name="P1"><text:span text:style-name="T2">Fewer people smoking in public places</text:span>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style-name="gr1" draw:text-style-name="P2" draw:layer="layout" svg:width="1.27cm" svg:height="1.143cm" svg:x="4.745cm" svg:y="7.625cm">
          <text:p/>
          <draw:enhanced-geometry svg:viewBox="0 0 21600 21600" draw:text-areas="0 ?f0 ?f5 ?f2" draw:type="right-arrow" draw:modifiers="10502.5963808025 7363.6363636363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1.27cm" svg:height="1.143cm" draw:transform="rotate (0.785398163397448) translate (9.219cm 7.041cm)">
          <text:p/>
          <draw:enhanced-geometry svg:viewBox="0 0 21600 21600" draw:text-areas="0 ?f0 ?f5 ?f2" draw:type="right-arrow" draw:modifiers="10502.5963808025 7363.6363636363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1.27cm" svg:height="1.143cm" draw:transform="rotate (-0.785398163397449) translate (14.962cm 6.08cm)">
          <text:p/>
          <draw:enhanced-geometry svg:viewBox="0 0 21600 21600" draw:text-areas="0 ?f0 ?f5 ?f2" draw:type="right-arrow" draw:modifiers="10502.5963808025 7363.6363636363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3.93cm" svg:height="2.52cm" svg:x="10.653cm" svg:y="8.513cm">
          <table:table table:template-name="default" table:use-first-row-styles="true">
            <table:table-column table:style-name="co3"/>
            <table:table-row table:style-name="ro7">
              <table:table-cell table:style-name="ce1">
                <text:p text:style-name="P1"><text:span text:style-name="T1">Social Norms:</text:span></text:p>
              </table:table-cell>
            </table:table-row>
            <table:table-row table:style-name="ro8">
              <table:table-cell table:style-name="ce2">
                <text:p text:style-name="P1"><text:span text:style-name="T2">Non-smokers reject this behavior</text:span></text:p>
              </table:table-cell>
            </table:table-row>
          </table:table>
          <draw:image xlink:href="Pictures/TablePreview9.svm" xlink:type="simple" xlink:show="embed" xlink:actuate="onLoad"/>
        </draw:frame>
        <draw:custom-shape draw:style-name="gr1" draw:text-style-name="P2" draw:layer="layout" svg:width="1.27cm" svg:height="1.143cm" draw:transform="rotate (-0.523598775598299) translate (9.809cm 8.248cm)">
          <text:p/>
          <draw:enhanced-geometry svg:viewBox="0 0 21600 21600" draw:text-areas="0 ?f0 ?f5 ?f2" draw:type="right-arrow" draw:modifiers="10502.5963808025 7363.6363636363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1.27cm" svg:height="1.143cm" draw:transform="rotate (0.523598775598299) translate (14.207cm 8.757cm)">
          <text:p/>
          <draw:enhanced-geometry svg:viewBox="0 0 21600 21600" draw:text-areas="0 ?f0 ?f5 ?f2" draw:type="right-arrow" draw:modifiers="10502.5963808025 7363.6363636363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standard" draw:layer="layout" svg:width="3.922cm" svg:height="2.512cm" svg:x="1cm" svg:y="12.811cm">
            <table:table table:template-name="default" table:use-first-row-styles="true">
              <table:table-column table:style-name="co1"/>
              <table:table-row table:style-name="ro1">
                <table:table-cell table:style-name="ce1">
                  <text:p text:style-name="P1"><text:span text:style-name="T1">Social Norms:</text:span></text:p>
                </table:table-cell>
              </table:table-row>
              <table:table-row table:style-name="ro2">
                <table:table-cell table:style-name="ce2">
                  <text:p text:style-name="P1"><text:span text:style-name="T2">Manufacturers design/sell new kind of cigarette</text:span></text:p>
                </table:table-cell>
              </table:table-row>
            </table:table>
            <draw:image xlink:href="Pictures/TablePreview10.svm" xlink:type="simple" xlink:show="embed" xlink:actuate="onLoad"/>
          </draw:frame>
          <draw:frame draw:style-name="standard" draw:layer="layout" svg:width="3.926cm" svg:height="2.565cm" svg:x="5.767cm" svg:y="12.811cm">
            <table:table table:template-name="default" table:use-first-row-styles="true">
              <table:table-column table:style-name="co2"/>
              <table:table-row table:style-name="ro3">
                <table:table-cell table:style-name="ce2">
                  <text:p text:style-name="P1"><text:span text:style-name="T2">High demand for this new cigarette</text:span></text:p>
                </table:table-cell>
              </table:table-row>
            </table:table>
            <draw:image xlink:href="Pictures/TablePreview11.svm" xlink:type="simple" xlink:show="embed" xlink:actuate="onLoad"/>
          </draw:frame>
          <draw:frame draw:style-name="standard" draw:layer="layout" svg:width="3.926cm" svg:height="2.516cm" svg:x="10.539cm" svg:y="12.811cm">
            <table:table table:template-name="default" table:use-first-row-styles="true">
              <table:table-column table:style-name="co2"/>
              <table:table-row table:style-name="ro4">
                <table:table-cell table:style-name="ce1">
                  <text:p text:style-name="P1"><text:span text:style-name="T1">Market:</text:span></text:p>
                </table:table-cell>
              </table:table-row>
              <table:table-row table:style-name="ro5">
                <table:table-cell table:style-name="ce2">
                  <text:p text:style-name="P1"><text:span text:style-name="T2">Manufacturers raise prices</text:span></text:p>
                </table:table-cell>
              </table:table-row>
            </table:table>
            <draw:image xlink:href="Pictures/TablePreview12.svm" xlink:type="simple" xlink:show="embed" xlink:actuate="onLoad"/>
          </draw:frame>
          <draw:frame draw:style-name="standard" draw:layer="layout" svg:width="3.93cm" svg:height="2.569cm" svg:x="15.305cm" svg:y="12.811cm">
            <table:table table:template-name="default" table:use-first-row-styles="true">
              <table:table-column table:style-name="co3"/>
              <table:table-row table:style-name="ro6">
                <table:table-cell table:style-name="ce2">
                  <text:p text:style-name="P1"><text:span text:style-name="T2">More smokers quit</text:span></text:p>
                </table:table-cell>
              </table:table-row>
            </table:table>
            <draw:image xlink:href="Pictures/TablePreview13.svm" xlink:type="simple" xlink:show="embed" xlink:actuate="onLoad"/>
          </draw:frame>
          <draw:custom-shape draw:style-name="gr1" draw:text-style-name="P2" draw:layer="layout" svg:width="1.27cm" svg:height="1.143cm" svg:x="4.745cm" svg:y="13.726cm">
            <text:p/>
            <draw:enhanced-geometry svg:viewBox="0 0 21600 21600" draw:text-areas="0 ?f0 ?f5 ?f2" draw:type="right-arrow" draw:modifiers="10502.5963808025 7363.636363636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" draw:text-style-name="P2" draw:layer="layout" svg:width="1.27cm" svg:height="1.143cm" svg:x="9.537cm" svg:y="13.726cm">
            <text:p/>
            <draw:enhanced-geometry svg:viewBox="0 0 21600 21600" draw:text-areas="0 ?f0 ?f5 ?f2" draw:type="right-arrow" draw:modifiers="10502.5963808025 7363.636363636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" draw:text-style-name="P2" draw:layer="layout" svg:width="1.27cm" svg:height="1.143cm" svg:x="14.246cm" svg:y="13.726cm">
            <text:p/>
            <draw:enhanced-geometry svg:viewBox="0 0 21600 21600" draw:text-areas="0 ?f0 ?f5 ?f2" draw:type="right-arrow" draw:modifiers="10502.5963808025 7363.636363636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standard" draw:layer="layout" svg:width="3.922cm" svg:height="2.512cm" svg:x="1.065cm" svg:y="0.974cm">
          <table:table table:template-name="default" table:use-first-row-styles="true">
            <table:table-column table:style-name="co1"/>
            <table:table-row table:style-name="ro1">
              <table:table-cell table:style-name="ce1">
                <text:p text:style-name="P1"><text:span text:style-name="T1">Social Norms:</text:span></text:p>
              </table:table-cell>
            </table:table-row>
            <table:table-row table:style-name="ro2">
              <table:table-cell table:style-name="ce2">
                <text:p text:style-name="P1"><text:span text:style-name="T2">Increasingly </text:span><text:span text:style-name="T2">disapprove of </text:span><text:span text:style-name="T2">smoking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3.926cm" svg:height="2.565cm" svg:x="5.832cm" svg:y="0.974cm">
          <table:table table:template-name="default" table:use-first-row-styles="true">
            <table:table-column table:style-name="co2"/>
            <table:table-row table:style-name="ro3">
              <table:table-cell table:style-name="ce2">
                <text:p text:style-name="P1"><text:span text:style-name="T2">Fewer people </text:span><text:span text:style-name="T2">smoke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3.926cm" svg:height="2.516cm" svg:x="10.604cm" svg:y="0.974cm">
          <table:table table:template-name="default" table:use-first-row-styles="true">
            <table:table-column table:style-name="co2"/>
            <table:table-row table:style-name="ro4">
              <table:table-cell table:style-name="ce1">
                <text:p text:style-name="P1"><text:span text:style-name="T1">M</text:span><text:span text:style-name="T1">a</text:span><text:span text:style-name="T1">r</text:span><text:span text:style-name="T1">k</text:span><text:span text:style-name="T1">e</text:span><text:span text:style-name="T1">t:</text:span></text:p>
              </table:table-cell>
            </table:table-row>
            <table:table-row table:style-name="ro5">
              <table:table-cell table:style-name="ce2">
                <text:p text:style-name="P1"><text:span text:style-name="T2">Supply and demand cause higher price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standard" draw:layer="layout" svg:width="3.93cm" svg:height="2.569cm" svg:x="15.37cm" svg:y="0.974cm">
          <table:table table:template-name="default" table:use-first-row-styles="true">
            <table:table-column table:style-name="co3"/>
            <table:table-row table:style-name="ro6">
              <table:table-cell table:style-name="ce2">
                <text:p text:style-name="P1"><text:span text:style-name="T2">More smokers quit</text:span></text:p>
              </table:table-cell>
            </table:table-row>
          </table:table>
          <draw:image xlink:href="Pictures/TablePreview17.svm" xlink:type="simple" xlink:show="embed" xlink:actuate="onLoad"/>
        </draw:frame>
        <draw:custom-shape draw:style-name="gr1" draw:text-style-name="P2" draw:layer="layout" svg:width="1.27cm" svg:height="1.143cm" svg:x="4.81cm" svg:y="1.889cm">
          <text:p/>
          <draw:enhanced-geometry svg:viewBox="0 0 21600 21600" draw:text-areas="0 ?f0 ?f5 ?f2" draw:type="right-arrow" draw:modifiers="10502.5963808025 7363.6363636363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1.27cm" svg:height="1.143cm" svg:x="9.602cm" svg:y="1.889cm">
          <text:p/>
          <draw:enhanced-geometry svg:viewBox="0 0 21600 21600" draw:text-areas="0 ?f0 ?f5 ?f2" draw:type="right-arrow" draw:modifiers="10502.5963808025 7363.6363636363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1.27cm" svg:height="1.143cm" svg:x="14.311cm" svg:y="1.889cm">
          <text:p/>
          <draw:enhanced-geometry svg:viewBox="0 0 21600 21600" draw:text-areas="0 ?f0 ?f5 ?f2" draw:type="right-arrow" draw:modifiers="10502.5963808025 7363.6363636363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3.922cm" svg:height="2.512cm" svg:x="1cm" svg:y="6.71cm">
          <table:table table:template-name="default" table:use-first-row-styles="true">
            <table:table-column table:style-name="co1"/>
            <table:table-row table:style-name="ro1">
              <table:table-cell table:style-name="ce1">
                <text:p text:style-name="P1"><text:span text:style-name="T1">Market:</text:span></text:p>
              </table:table-cell>
            </table:table-row>
            <table:table-row table:style-name="ro2">
              <table:table-cell table:style-name="ce2">
                <text:p text:style-name="P1"><text:span text:style-name="T2">Manufacturers lower prices</text:span>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standard" draw:layer="layout" svg:width="3.926cm" svg:height="2.565cm" svg:x="5.767cm" svg:y="6.71cm">
          <table:table table:template-name="default" table:use-first-row-styles="true">
            <table:table-column table:style-name="co2"/>
            <table:table-row table:style-name="ro3">
              <table:table-cell table:style-name="ce2">
                <text:p text:style-name="P1"><text:span text:style-name="T2">More people legally smoking in public places</text:span>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standard" draw:layer="layout" svg:width="3.926cm" svg:height="2.516cm" svg:x="10.663cm" svg:y="4.829cm">
          <table:table table:template-name="default" table:use-first-row-styles="true">
            <table:table-column table:style-name="co2"/>
            <table:table-row table:style-name="ro4">
              <table:table-cell table:style-name="ce1">
                <text:p text:style-name="P1"><text:span text:style-name="T1">Law:</text:span></text:p>
              </table:table-cell>
            </table:table-row>
            <table:table-row table:style-name="ro5">
              <table:table-cell table:style-name="ce2">
                <text:p text:style-name="P1"><text:span text:style-name="T2">Lawmakers may consider ban</text:span>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standard" draw:layer="layout" svg:width="3.93cm" svg:height="2.569cm" svg:x="15.424cm" svg:y="6.931cm">
          <table:table table:template-name="default" table:use-first-row-styles="true">
            <table:table-column table:style-name="co3"/>
            <table:table-row table:style-name="ro6">
              <table:table-cell table:style-name="ce2">
                <text:p text:style-name="P1"><text:span text:style-name="T2">Fewer people smoking in public places</text:span></text:p>
              </table:table-cell>
            </table:table-row>
          </table:table>
          <draw:image xlink:href="Pictures/TablePreview21.svm" xlink:type="simple" xlink:show="embed" xlink:actuate="onLoad"/>
        </draw:frame>
        <draw:custom-shape draw:style-name="gr1" draw:text-style-name="P2" draw:layer="layout" svg:width="1.27cm" svg:height="1.143cm" svg:x="4.745cm" svg:y="7.625cm">
          <text:p/>
          <draw:enhanced-geometry svg:viewBox="0 0 21600 21600" draw:text-areas="0 ?f0 ?f5 ?f2" draw:type="right-arrow" draw:modifiers="10502.5963808025 7363.6363636363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1.27cm" svg:height="1.143cm" draw:transform="rotate (0.785398163397448) translate (9.219cm 7.041cm)">
          <text:p/>
          <draw:enhanced-geometry svg:viewBox="0 0 21600 21600" draw:text-areas="0 ?f0 ?f5 ?f2" draw:type="right-arrow" draw:modifiers="10502.5963808025 7363.6363636363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1.27cm" svg:height="1.143cm" draw:transform="rotate (-0.785398163397449) translate (14.962cm 6.08cm)">
          <text:p/>
          <draw:enhanced-geometry svg:viewBox="0 0 21600 21600" draw:text-areas="0 ?f0 ?f5 ?f2" draw:type="right-arrow" draw:modifiers="10502.5963808025 7363.6363636363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3.93cm" svg:height="2.52cm" svg:x="10.653cm" svg:y="8.513cm">
          <table:table table:template-name="default" table:use-first-row-styles="true">
            <table:table-column table:style-name="co3"/>
            <table:table-row table:style-name="ro7">
              <table:table-cell table:style-name="ce1">
                <text:p text:style-name="P1"><text:span text:style-name="T1">Social Norms:</text:span></text:p>
              </table:table-cell>
            </table:table-row>
            <table:table-row table:style-name="ro8">
              <table:table-cell table:style-name="ce2">
                <text:p text:style-name="P1"><text:span text:style-name="T2">Non-smokers reject this behavior</text:span></text:p>
              </table:table-cell>
            </table:table-row>
          </table:table>
          <draw:image xlink:href="Pictures/TablePreview22.svm" xlink:type="simple" xlink:show="embed" xlink:actuate="onLoad"/>
        </draw:frame>
        <draw:custom-shape draw:style-name="gr1" draw:text-style-name="P2" draw:layer="layout" svg:width="1.27cm" svg:height="1.143cm" draw:transform="rotate (-0.523598775598299) translate (9.809cm 8.248cm)">
          <text:p/>
          <draw:enhanced-geometry svg:viewBox="0 0 21600 21600" draw:text-areas="0 ?f0 ?f5 ?f2" draw:type="right-arrow" draw:modifiers="10502.5963808025 7363.6363636363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1.27cm" svg:height="1.143cm" draw:transform="rotate (0.523598775598299) translate (14.207cm 8.757cm)">
          <text:p/>
          <draw:enhanced-geometry svg:viewBox="0 0 21600 21600" draw:text-areas="0 ?f0 ?f5 ?f2" draw:type="right-arrow" draw:modifiers="10502.5963808025 7363.6363636363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standard" draw:layer="layout" svg:width="3.922cm" svg:height="2.512cm" svg:x="1cm" svg:y="12.811cm">
            <table:table table:template-name="default" table:use-first-row-styles="true">
              <table:table-column table:style-name="co1"/>
              <table:table-row table:style-name="ro1">
                <table:table-cell table:style-name="ce1">
                  <text:p text:style-name="P1"><text:span text:style-name="T1">Social Norms:</text:span></text:p>
                </table:table-cell>
              </table:table-row>
              <table:table-row table:style-name="ro2">
                <table:table-cell table:style-name="ce2">
                  <text:p text:style-name="P1"><text:span text:style-name="T2">Manufacturers design/sell new kind of cigarette</text:span></text:p>
                </table:table-cell>
              </table:table-row>
            </table:table>
            <draw:image xlink:href="Pictures/TablePreview23.svm" xlink:type="simple" xlink:show="embed" xlink:actuate="onLoad"/>
          </draw:frame>
          <draw:frame draw:style-name="standard" draw:layer="layout" svg:width="3.926cm" svg:height="2.565cm" svg:x="5.767cm" svg:y="12.811cm">
            <table:table table:template-name="default" table:use-first-row-styles="true">
              <table:table-column table:style-name="co2"/>
              <table:table-row table:style-name="ro3">
                <table:table-cell table:style-name="ce2">
                  <text:p text:style-name="P1"><text:span text:style-name="T2">High demand for this new cigarette</text:span></text:p>
                </table:table-cell>
              </table:table-row>
            </table:table>
            <draw:image xlink:href="Pictures/TablePreview24.svm" xlink:type="simple" xlink:show="embed" xlink:actuate="onLoad"/>
          </draw:frame>
          <draw:frame draw:style-name="standard" draw:layer="layout" svg:width="3.926cm" svg:height="2.516cm" svg:x="10.539cm" svg:y="12.811cm">
            <table:table table:template-name="default" table:use-first-row-styles="true">
              <table:table-column table:style-name="co2"/>
              <table:table-row table:style-name="ro4">
                <table:table-cell table:style-name="ce1">
                  <text:p text:style-name="P1"><text:span text:style-name="T1">Market:</text:span></text:p>
                </table:table-cell>
              </table:table-row>
              <table:table-row table:style-name="ro5">
                <table:table-cell table:style-name="ce2">
                  <text:p text:style-name="P1"><text:span text:style-name="T2">Manufacturers raise prices</text:span></text:p>
                </table:table-cell>
              </table:table-row>
            </table:table>
            <draw:image xlink:href="Pictures/TablePreview25.svm" xlink:type="simple" xlink:show="embed" xlink:actuate="onLoad"/>
          </draw:frame>
          <draw:frame draw:style-name="standard" draw:layer="layout" svg:width="3.93cm" svg:height="2.569cm" svg:x="15.305cm" svg:y="12.811cm">
            <table:table table:template-name="default" table:use-first-row-styles="true">
              <table:table-column table:style-name="co3"/>
              <table:table-row table:style-name="ro6">
                <table:table-cell table:style-name="ce2">
                  <text:p text:style-name="P1"><text:span text:style-name="T2">More smokers quit</text:span></text:p>
                </table:table-cell>
              </table:table-row>
            </table:table>
            <draw:image xlink:href="Pictures/TablePreview26.svm" xlink:type="simple" xlink:show="embed" xlink:actuate="onLoad"/>
          </draw:frame>
          <draw:custom-shape draw:style-name="gr1" draw:text-style-name="P2" draw:layer="layout" svg:width="1.27cm" svg:height="1.143cm" svg:x="4.745cm" svg:y="13.726cm">
            <text:p/>
            <draw:enhanced-geometry svg:viewBox="0 0 21600 21600" draw:text-areas="0 ?f0 ?f5 ?f2" draw:type="right-arrow" draw:modifiers="10502.5963808025 7363.636363636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" draw:text-style-name="P2" draw:layer="layout" svg:width="1.27cm" svg:height="1.143cm" svg:x="9.537cm" svg:y="13.726cm">
            <text:p/>
            <draw:enhanced-geometry svg:viewBox="0 0 21600 21600" draw:text-areas="0 ?f0 ?f5 ?f2" draw:type="right-arrow" draw:modifiers="10502.5963808025 7363.636363636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" draw:text-style-name="P2" draw:layer="layout" svg:width="1.27cm" svg:height="1.143cm" svg:x="14.246cm" svg:y="13.726cm">
            <text:p/>
            <draw:enhanced-geometry svg:viewBox="0 0 21600 21600" draw:text-areas="0 ?f0 ?f5 ?f2" draw:type="right-arrow" draw:modifiers="10502.5963808025 7363.636363636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Slab" svg:font-family="'Roboto Slab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7.099cm" svg:height="4.624cm" svg:x="1.95cm" svg:y="2.105cm" presentation:class="title" presentation:placeholder="true">
        <draw:text-box/>
      </draw:frame>
      <draw:frame presentation:style-name="Default-outline1" draw:layer="backgroundobjects" svg:width="17.099cm" svg:height="16.064cm" svg:x="1.95cm" svg:y="7.481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 </meta:initial-creator>
    <meta:creation-date>2018-05-14T17:22:25.595699658</meta:creation-date>
    <dc:date>2018-06-02T11:21:25.987641162</dc:date>
    <dc:creator>Alex </dc:creator>
    <meta:editing-duration>PT23M30S</meta:editing-duration>
    <meta:editing-cycles>3</meta:editing-cycles>
    <meta:generator>LibreOffice/6.0.3.2$Linux_X86_64 LibreOffice_project/00m0$Build-2</meta:generator>
    <meta:document-statistic meta:object-count="72"/>
  </office:meta>
</office:document-meta>
</file>